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Source Han Sans" svg:font-family="'Source Han Sans'" style:font-family-generic="system" style:font-pitch="variable"/>
    <style:font-face style:name="Source Han Serif" svg:font-family="'Source Han Serif'"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602f35" officeooo:paragraph-rsid="0004d0df"/>
    </style:style>
    <style:style style:name="P3" style:family="paragraph" style:parent-style-name="Text_20_body">
      <style:text-properties officeooo:rsid="0004d0df" officeooo:paragraph-rsid="0004d0df"/>
    </style:style>
    <style:style style:name="P4" style:family="paragraph" style:parent-style-name="Text_20_body">
      <style:text-properties officeooo:rsid="000ed51f" officeooo:paragraph-rsid="000ed51f"/>
    </style:style>
    <style:style style:name="P5" style:family="paragraph" style:parent-style-name="Text_20_body">
      <style:text-properties officeooo:rsid="0015d2c3" officeooo:paragraph-rsid="0015d2c3"/>
    </style:style>
    <style:style style:name="P6" style:family="paragraph" style:parent-style-name="Text_20_body">
      <style:text-properties officeooo:rsid="00258e45" officeooo:paragraph-rsid="00258e45"/>
    </style:style>
    <style:style style:name="P7" style:family="paragraph" style:parent-style-name="Subtitle">
      <style:text-properties officeooo:rsid="0004d0df" officeooo:paragraph-rsid="0004d0df"/>
    </style:style>
    <style:style style:name="P8" style:family="paragraph" style:parent-style-name="Heading_20_1" style:list-style-name="">
      <style:text-properties officeooo:rsid="005deafb" officeooo:paragraph-rsid="0004d0df"/>
    </style:style>
    <style:style style:name="P9" style:family="paragraph" style:parent-style-name="Heading_20_1">
      <style:text-properties officeooo:rsid="005deafb" officeooo:paragraph-rsid="0004d0df"/>
    </style:style>
    <style:style style:name="P10" style:family="paragraph" style:parent-style-name="Heading_20_1">
      <style:text-properties officeooo:rsid="0047be40" officeooo:paragraph-rsid="0047be40"/>
    </style:style>
    <style:style style:name="P11" style:family="paragraph" style:parent-style-name="Heading_20_1" style:master-page-name="Standard">
      <style:paragraph-properties style:page-number="1" fo:break-before="page"/>
      <style:text-properties officeooo:rsid="004bb19b" officeooo:paragraph-rsid="004bb19b"/>
    </style:style>
    <style:style style:name="P12" style:family="paragraph" style:parent-style-name="Heading_20_1">
      <style:paragraph-properties fo:break-before="page"/>
      <style:text-properties officeooo:rsid="0006d465" officeooo:paragraph-rsid="0006d465"/>
    </style:style>
    <style:style style:name="P13" style:family="paragraph" style:parent-style-name="Title" style:master-page-name="First_20_Page">
      <style:paragraph-properties style:page-number="auto" fo:break-before="page"/>
      <style:text-properties officeooo:rsid="0004d0df" officeooo:paragraph-rsid="0004d0df"/>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Heading_20_2">
      <style:text-properties officeooo:rsid="00155734" officeooo:paragraph-rsid="00155734"/>
    </style:style>
    <style:style style:name="P16" style:family="paragraph" style:parent-style-name="Contents_20_Heading" style:master-page-name="Index">
      <style:paragraph-properties style:page-number="auto" fo:break-before="page"/>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Text_20_body">
      <style:text-properties officeooo:rsid="00368f9c" officeooo:paragraph-rsid="00368f9c"/>
    </style:style>
    <style:style style:name="P19" style:family="paragraph" style:parent-style-name="Text_20_body">
      <style:text-properties officeooo:rsid="0047e5d2" officeooo:paragraph-rsid="0047e5d2"/>
    </style:style>
    <style:style style:name="P20" style:family="paragraph" style:parent-style-name="Text_20_body">
      <style:text-properties officeooo:rsid="004bb19b" officeooo:paragraph-rsid="004bb19b"/>
    </style:style>
    <style:style style:name="T1" style:family="text">
      <style:text-properties officeooo:rsid="0060f68b"/>
    </style:style>
    <style:style style:name="T2" style:family="text">
      <style:text-properties officeooo:rsid="0010abc4"/>
    </style:style>
    <style:style style:name="T3" style:family="text">
      <style:text-properties officeooo:rsid="0016c2ae"/>
    </style:style>
    <style:style style:name="T4" style:family="text">
      <style:text-properties officeooo:rsid="0026060e"/>
    </style:style>
    <style:style style:name="T5" style:family="text">
      <style:text-properties officeooo:rsid="00372751"/>
    </style:style>
    <style:style style:name="T6" style:family="text">
      <style:text-properties officeooo:rsid="0049bbc4"/>
    </style:style>
    <style:style style:name="T7" style:family="text">
      <style:text-properties officeooo:rsid="004c101c"/>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OMP8505 Final Report</text:p>
      <text:p text:style-name="P7">John Agapeyev A00928238</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Table of Contents</text:p>
          </text:index-title>
          <text:p text:style-name="P14"><text:a xlink:type="simple" xlink:href="#__RefHeading___Toc868_2562984895" text:style-name="Index_20_Link" text:visited-style-name="Index_20_Link">Introduction<text:tab/>1</text:a></text:p>
          <text:p text:style-name="P14"><text:a xlink:type="simple" xlink:href="#__RefHeading___Toc483_2562984895" text:style-name="Index_20_Link" text:visited-style-name="Index_20_Link">Design Decisions<text:tab/>1</text:a></text:p>
          <text:p text:style-name="P17"><text:a xlink:type="simple" xlink:href="#__RefHeading___Toc848_2562984895" text:style-name="Index_20_Link" text:visited-style-name="Index_20_Link">Network<text:tab/>1</text:a></text:p>
          <text:p text:style-name="P17"><text:a xlink:type="simple" xlink:href="#__RefHeading___Toc850_2562984895" text:style-name="Index_20_Link" text:visited-style-name="Index_20_Link">Protocol<text:tab/>1</text:a></text:p>
          <text:p text:style-name="P17"><text:a xlink:type="simple" xlink:href="#__RefHeading___Toc852_2562984895" text:style-name="Index_20_Link" text:visited-style-name="Index_20_Link">Implanting<text:tab/>2</text:a></text:p>
          <text:p text:style-name="P14"><text:a xlink:type="simple" xlink:href="#__RefHeading___Toc493_2562984895" text:style-name="Index_20_Link" text:visited-style-name="Index_20_Link">Detection<text:tab/>2</text:a></text:p>
          <text:p text:style-name="P14"><text:a xlink:type="simple" xlink:href="#__RefHeading___Toc495_2562984895" text:style-name="Index_20_Link" text:visited-style-name="Index_20_Link">Countermeasures<text:tab/>3</text:a></text:p>
          <text:p text:style-name="P14"><text:a xlink:type="simple" xlink:href="#__RefHeading___Toc854_2562984895" text:style-name="Index_20_Link" text:visited-style-name="Index_20_Link">Conclusion<text:tab/>3</text:a></text:p>
        </text:index-body>
      </text:table-of-content>
      <text:h text:style-name="P8" text:outline-level="1"/>
      <text:h text:style-name="P11" text:outline-level="1"><text:bookmark-start text:name="__RefHeading___Toc868_2562984895"/>Introduction<text:bookmark-end text:name="__RefHeading___Toc868_2562984895"/></text:h>
      <text:p text:style-name="P20">The threat of backdoors is ever present on any vulnerable server. They can perform arbitrary manipulation of data and processes to escape detection and exfiltrate valuable data, or to pivot inside the network to more sensitive machines. <text:span text:style-name="T7">Of these backdoors, the threat posed by a linux kernel rootkit is severe, and can render a system not only permanently compromised, but can perform extra work to ensure its existence is near undetectable.</text:span></text:p>
      <text:h text:style-name="P9" text:outline-level="1"><text:bookmark-start text:name="__RefHeading___Toc483_2562984895"/>Design Decisions<text:bookmark-end text:name="__RefHeading___Toc483_2562984895"/></text:h>
      <text:h text:style-name="P15" text:outline-level="2"><text:bookmark-start text:name="__RefHeading___Toc848_2562984895"/>Network<text:bookmark-end text:name="__RefHeading___Toc848_2562984895"/></text:h>
      <text:p text:style-name="P2">The backdoor was designed early on to incorporate a kernel module component, and to be as undetectable as possible. For handling the networking channel, I chose to merge the C2 and exfiltration channel into a single connection, since a single connection is always preferable to multiple when it comes to remaining stealthy. <text:span text:style-name="T1">For disguising the contents of the channel, I chose to use TLS rather than some homebrew encryption scheme. The reason for TLS ties into the overall profile of the communication channel, which is to emulate an outgoing web request. <text:s/>Probably the least suspicious traffic on a network is outbound web traffic, outside of perhaps DNS. So a server with an outbound connection to a remote server using TLS with a destination port of 443 seems perfectly normal, and will be drowned out by the multitude of connections that any web browser will create. The key limitations in my implementation relate in terms of time and hosting. In a real world hosting scenario, the certificate would be legitimate for a webserver, through a service such as LetsEncrypt. The server would also contain a real website, instead of only existing as a C2 server. As it stands, the certificate is self-signed and lumped into the application, merely as a convenience for usage. To prevent the server from accepting malicious connections, the initial connection requires a 20 byte magic string challenge to be the first data packet sent. If this check fails, the connection is dropped and reset. There is no encoding or other hiding of the protocol inside of the reverse TLS connection. Further work could be done to emulate HTTPS to bypass even an SSL stripping proxy, but was out of scope for this project. </text:span></text:p>
      <text:h text:style-name="P15" text:outline-level="2"><text:bookmark-start text:name="__RefHeading___Toc850_2562984895"/>Protocol<text:bookmark-end text:name="__RefHeading___Toc850_2562984895"/></text:h>
      <text:p text:style-name="P4">The actual data sent incorporates a minimal header to indicate purpose, since the C2 channel is used for multiple types of data transfers. <text:span text:style-name="T2">Server to Victim communication is relatively untouched, with commands being sent to the shell by default, but special commands are parsed by prepending an exclamation point to the beginning of the message. For Victim to Server communication, all packets contain a magic character as the first byte of the packet data. This first byte indicates different packet types such as keystroke data, implant status, shell output, and file transfer packets. These headers are then parsed to transparently write data to files without disrupting the user’s session in the terminal. </text:span></text:p>
      <text:h text:style-name="P15" text:outline-level="2"><text:bookmark-start text:name="__RefHeading___Toc852_2562984895"/><text:soft-page-break/>Implanting<text:bookmark-end text:name="__RefHeading___Toc852_2562984895"/></text:h>
      <text:p text:style-name="P5">Since there is a kernel module component, there is this counterintuitive behaviour where some actions are either impossible, or very difficult to perform from inside the kernel. <text:span text:style-name="T3">The primary roadblock is TLS, which is not implemented in the Linux Kernel, but other roadblocks such as File I/O also exist. To bypass this restriction, the implant employs a userspace helper application to perform such operations. The userspace application also handles all networking packets to and from the server. To facilitate communication with the kernel module, all communication is performed over multiple unix sockets. This allows a transparent mode of operation, where the kernel can send and receive from a unix socket, and trust that the data will be translated to the network. Unix sockets are named, which is unfortunate, but the paths are disguised to appear as if they are part of systemd, as well as being unlinked and closed once they are no longer required. While this does add some identifiable markers of compromise, it can easily be changed at compile time by setting a flag, and unfortunately, is one of the best ways of communicating between the kernel and userspace. Thankfully, being inside the kernel allows arbitrary data manipulation, undetectable from inside the compromised system. The only limits I encountered are of time and knowledge. Given enough time, more can be refined and other features can be added to hide connections and compromise even further. An example would be hooking the syscall or interrupt descriptor tables, which would allow arbitrary manipulation of userspace processes. Unfortunately, this was not possible due to recent changes in the kernel which greatly increased the difficulty of locating it, but it is still possible. What I was able to achieve was arbitrary file and process hiding by via the manipulation of the file operations present for any respective inode.</text:span></text:p>
      <text:h text:style-name="Heading_20_1" text:outline-level="1"><text:bookmark-start text:name="__RefHeading___Toc493_2562984895"/>Detection<text:bookmark-end text:name="__RefHeading___Toc493_2562984895"/></text:h>
      <text:p text:style-name="P6">Detection of my implant is intentionally very difficult, but possible. <text:span text:style-name="T4">The easiest indicator of compromise would be the hardcoded strings for unix sockets used by the wrapper application. Another way to find the application is by dirbusting, specifically, in the “/proc” directory. My implant hides the userspace processes on startup, so there are multiple processes that must be hidden. These processes are hidden by modifying how commands like “ls” see the subelements of the directory. This prevents them from being detected by basically every tool, but the subdirectories can be entered, assuming one knows the path. So a simple bash script to brute force check all PID folders would easily detect this application. Lastly, there is a very tangential application, and that is kernel taint. The kernel module is not signed or otherwise validated, which should cause a kernel taint on load, which will appear in the logs. Unfortunately, I am unsure of this approach, since all test platforms were already tainted by hardware drivers, so no difference was visible. As always, the traditional indicators of compromise still appy: blacklisted IP connection, large amounts of network traffic, etc. I have also seen recent research that attempts to detect kernel modules that use the same techniques as I have used. For example, any syscall or file operations hooking would be detected by comparing the memory location of the destination function against the kernel .text section in memory, which would indicate a nonstandard function, which is a strong indicator of compromise of this sort. </text:span></text:p>
      <text:h text:style-name="P12" text:outline-level="1"><text:bookmark-start text:name="__RefHeading___Toc495_2562984895"/>Countermeasures<text:bookmark-end text:name="__RefHeading___Toc495_2562984895"/></text:h>
      <text:p text:style-name="P18">Countermeasures against this sort of kernel rootkit is incredibly difficult if it is already implanted, since the compromised machine cannot be trusted in any capacity. <text:span text:style-name="T5">Thankfully, this attack vector has been demonstrated in one capacity or another for almost 20 years thanks to sources such as Phrack. This prompted various security measures, such as precompiling the kernel with all modules compiled in, and forbidding any dynamic runtime loading of modules. Another key defense is kernel module signing, keeping the ability to dynamically load modules, but using cryptographic signatures to whitelist the valid ones. These defenses have essentially nullified this threat for any serious security minded organization. As always, there will be people who will not use these defenses, since they are inconvenient, which is the age old battle faced in security, where this style of attack can be performed. Of note, this specific rootkit does include a killswitch, but is can only be activated from one of two places, both of which requires packet injection into an active connection, either through a TCP or Unix socket, which as far as I’m aware is impossible. </text:span></text:p>
      <text:p text:style-name="P18"/>
      <text:h text:style-name="P10" text:outline-level="1"><text:bookmark-start text:name="__RefHeading___Toc854_2562984895"/>Conclusion<text:bookmark-end text:name="__RefHeading___Toc854_2562984895"/></text:h>
      <text:p text:style-name="P19">Linux rootkits involving a kernel module are a serious security threat for systems that must be guarded against. While typically, this would be cause for serious alarm, defenses have been established over the past 20 years which put ot rest any concerns about their consequences. This has relegated the kernel rootkit to be more of a developer learning tool than a serious threat. <text:span text:style-name="T6">Still, it is important to understand just how complex the threat may be, and what techniques may be incorporated to evade detec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Source Han Sans" svg:font-family="'Source Han Sans'" style:font-family-generic="system" style:font-pitch="variable"/>
    <style:font-face style:name="Source Han Serif" svg:font-family="'Source Ha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erif"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style:font-family-asian="'Source Ha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19:06:20.093691498</meta:creation-date>
    <meta:generator>LibreOffice/6.1.3.2$Linux_X86_64 LibreOffice_project/10$Build-2</meta:generator>
    <dc:date>2018-11-30T19:49:16.517448699</dc:date>
    <meta:editing-duration>PT37M31S</meta:editing-duration>
    <meta:editing-cycles>64</meta:editing-cycles>
    <meta:document-statistic meta:table-count="0" meta:image-count="0" meta:object-count="0" meta:page-count="5" meta:paragraph-count="27" meta:word-count="1331" meta:character-count="8278" meta:non-whitespace-character-count="6968"/>
  </office:meta>
</office:document-meta>
</file>